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5dacb" officeooo:paragraph-rsid="0015da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单元测试</text:p>
      <text:p text:style-name="P1"/>
      <text:p text:style-name="P1"/>
      <text:p text:style-name="P1">1.Building Local Unit Tests</text:p>
      <text:p text:style-name="P1">1.1.简介</text:p>
      <text:p text:style-name="P1">These tests run on the local JVM and do not hava access to functional Android</text:p>
      <text:p text:style-name="P1">framework APIs.</text:p>
      <text:p text:style-name="P1"/>
      <text:p text:style-name="P1">1.2.set up your testing environment</text:p>
      <text:p text:style-name="P1">In your top-level build.gradle file, add the following code:</text:p>
      <text:p text:style-name="P1"/>
      <text:p text:style-name="P1">dependencies {</text:p>
      <text:p text:style-name="P1"><text:s text:c="4"/>// Required -- JUnit 4 framework</text:p>
      <text:p text:style-name="P1"><text:s text:c="4"/>testCompile 'junit:junit:4.12'</text:p>
      <text:p text:style-name="P1"><text:s text:c="4"/>// Optional -- Mockito framework</text:p>
      <text:p text:style-name="P1"><text:s text:c="4"/>testCompile 'org.mockito:mockito-core:1.10.19'</text:p>
      <text:p text:style-name="P1">}</text:p>
      <text:p text:style-name="P1"/>
      <text:p text:style-name="P1">1.3.Create a Local Unit Test Class</text:p>
      <text:p text:style-name="P1">You can do as follows:</text:p>
      <text:p text:style-name="P1"/>
      <text:p text:style-name="P1">import org.junit.Test;</text:p>
      <text:p text:style-name="P1">import java.util.regex.Pattern;</text:p>
      <text:p text:style-name="P1">import static org.junit.Assert.assertFalse;</text:p>
      <text:p text:style-name="P1">import static org.junit.Assert.assertTrue;</text:p>
      <text:p text:style-name="P1"/>
      <text:p text:style-name="P1">public class EmailValidatorTest {</text:p>
      <text:p text:style-name="P1"/>
      <text:p text:style-name="P1"><text:s text:c="4"/>@Test</text:p>
      <text:p text:style-name="P1"><text:s text:c="4"/>public void emailValidator_CorrectEmailSimple_ReturnsTrue() {</text:p>
      <text:p text:style-name="P1"><text:s text:c="8"/>assertThat(EmailValidator.isValidEmail("name@email.com"), is(true));</text:p>
      <text:p text:style-name="P1"><text:s text:c="4"/>}</text:p>
      <text:p text:style-name="P1"><text:s text:c="4"/>...</text:p>
      <text:p text:style-name="P1">}</text:p>
      <text:p text:style-name="P1"/>
      <text:p text:style-name="P1">Tips:</text:p>
      <text:p text:style-name="P1">1.如果你想让测试可读性更强，你可以使用Hamcrest matchers:https://github.com/hamcrest</text:p>
      <text:p text:style-name="P1"/>
      <text:p text:style-name="P1">1.4.Mock Android dependencies</text:p>
      <text:p text:style-name="P1">You can do as follows:</text:p>
      <text:p text:style-name="P1"/>
      <text:p text:style-name="P1">import static org.hamcrest.MatcherAssert.assertThat;</text:p>
      <text:p text:style-name="P1">import static org.hamcrest.CoreMatchers.*;</text:p>
      <text:p text:style-name="P1">import static org.mockito.Mockito.*;</text:p>
      <text:p text:style-name="P1">import org.junit.Test;</text:p>
      <text:p text:style-name="P1">import org.junit.runner.RunWith;</text:p>
      <text:p text:style-name="P1">import org.mockito.Mock;</text:p>
      <text:p text:style-name="P1">import org.mockito.runners.MockitoJUnitRunner;</text:p>
      <text:p text:style-name="P1">import android.content.SharedPreferences;</text:p>
      <text:p text:style-name="P1"/>
      <text:p text:style-name="P1">@RunWith(MockitoJUnitRunner.class)</text:p>
      <text:p text:style-name="P1">public class UnitTestSample {</text:p>
      <text:p text:style-name="P1"><text:soft-page-break/></text:p>
      <text:p text:style-name="P1"><text:s text:c="4"/>private static final String FAKE_STRING = "HELLO WORLD";</text:p>
      <text:p text:style-name="P1"/>
      <text:p text:style-name="P1"><text:s text:c="4"/>@Mock</text:p>
      <text:p text:style-name="P1"><text:s text:c="4"/>Context mMockContext;</text:p>
      <text:p text:style-name="P1"/>
      <text:p text:style-name="P1"><text:s text:c="4"/>@Test</text:p>
      <text:p text:style-name="P1"><text:s text:c="4"/>public void readStringFromContext_LocalizedString() {</text:p>
      <text:p text:style-name="P1"><text:s text:c="8"/>// Given a mocked Context injected into the object under test...</text:p>
      <text:p text:style-name="P1"><text:s text:c="8"/>when(mMockContext.getString(R.string.hello_word))</text:p>
      <text:p text:style-name="P1"><text:s text:c="16"/>.thenReturn(FAKE_STRING);</text:p>
      <text:p text:style-name="P1"><text:s text:c="8"/>ClassUnderTest myObjectUnderTest = new ClassUnderTest(mMockContext);</text:p>
      <text:p text:style-name="P1"/>
      <text:p text:style-name="P1"><text:s text:c="8"/>// ...when the string is returned from the object under test...</text:p>
      <text:p text:style-name="P1"><text:s text:c="8"/>String result = myObjectUnderTest.getHelloWorldString();</text:p>
      <text:p text:style-name="P1"/>
      <text:p text:style-name="P1"><text:s text:c="8"/>// ...then the result should be the expected one.</text:p>
      <text:p text:style-name="P1"><text:s text:c="8"/>assertThat(result, is(FAKE_STRING));</text:p>
      <text:p text:style-name="P1"><text:s text:c="4"/>}</text:p>
      <text:p text:style-name="P1">}</text:p>
      <text:p text:style-name="P1"/>
      <text:p text:style-name="P1">Tips:</text:p>
      <text:p text:style-name="P1">1.如果android.jar中的Android API抛出的异常对你的测试来说是不确定的，你可以通过在最外层</text:p>
      <text:p text:style-name="P1">build.gralde中加入以下代码来改变返回值比如null或者0：</text:p>
      <text:p text:style-name="P1"/>
      <text:p text:style-name="P1">android {</text:p>
      <text:p text:style-name="P1"><text:s text:c="2"/>...</text:p>
      <text:p text:style-name="P1"><text:s text:c="2"/>testOptions {</text:p>
      <text:p text:style-name="P1"><text:s text:c="4"/>unitTests.returnDefaultValues = true</text:p>
      <text:p text:style-name="P1"><text:s text:c="2"/>}</text:p>
      <text:p text:style-name="P1">}</text:p>
      <text:p text:style-name="P1"/>
      <text:p text:style-name="P1">2.更多Mockito API网址：http://site.mockito.org/mockito/docs/current/org/mockito/Mockito.html</text:p>
      <text:p text:style-name="P1"/>
      <text:p text:style-name="P1"/>
      <text:p text:style-name="P1">2.Building Instrumented Unit Tests</text:p>
      <text:p text:style-name="P1">2.1.简介</text:p>
      <text:p text:style-name="P1">和Local Unit Test相比，这个是运行在真机或模拟器上的测试</text:p>
      <text:p text:style-name="P1"/>
      <text:p text:style-name="P1">2.2.配置环境</text:p>
      <text:p text:style-name="P1"/>
      <text:p text:style-name="P1">dependencies {</text:p>
      <text:p text:style-name="P1"><text:s text:c="4"/>androidTestCompile 'com.android.support:support-annotations:24.0.0'</text:p>
      <text:p text:style-name="P1"><text:s text:c="4"/>androidTestCompile 'com.android.support.test:runner:0.5'</text:p>
      <text:p text:style-name="P1"><text:s text:c="4"/>androidTestCompile 'com.android.support.test:rules:0.5'</text:p>
      <text:p text:style-name="P1"><text:s text:c="4"/>// Optional -- Hamcrest library</text:p>
      <text:p text:style-name="P1"><text:s text:c="4"/>androidTestCompile 'org.hamcrest:hamcrest-library:1.3'</text:p>
      <text:p text:style-name="P1"><text:s text:c="4"/>// Optional -- UI testing with Espresso</text:p>
      <text:p text:style-name="P1"><text:s text:c="4"/>androidTestCompile 'com.android.support.test.espresso:espresso-core:2.2.2'</text:p>
      <text:p text:style-name="P1"><text:s text:c="4"/>// Optional -- UI testing with UI Automator</text:p>
      <text:p text:style-name="P1"><text:s text:c="4"/>androidTestCompile 'com.android.support.test.uiautomator:uiautomator-v18:2.1.2'</text:p>
      <text:p text:style-name="P1">}</text:p>
      <text:p text:style-name="P1"><text:soft-page-break/></text:p>
      <text:p text:style-name="P1">Tips:</text:p>
      <text:p text:style-name="P1">1.如果你的依赖中包含support-annotations的compile依赖以及espresso的androidTestCompile依赖，</text:p>
      <text:p text:style-name="P1">build会因冲突而失败，你应该修改espresso-core代码如下：</text:p>
      <text:p text:style-name="P1"/>
      <text:p text:style-name="P1">androidTestCompile('com.android.support.test.espresso:espresso-core:2.2.2', {</text:p>
      <text:p text:style-name="P1"><text:s text:c="4"/>exclude group: 'com.android.support', module: 'support-annotations'</text:p>
      <text:p text:style-name="P1">})</text:p>
      <text:p text:style-name="P1"/>
      <text:p text:style-name="P1">2.为了使用JUnit 4 test class，确保指定AndroidJUnitRunner为默认的test instrumentation runner，</text:p>
      <text:p text:style-name="P1">在app's module-levle中添加：</text:p>
      <text:p text:style-name="P1"/>
      <text:p text:style-name="P1">android {</text:p>
      <text:p text:style-name="P1"><text:s text:c="4"/>defaultConfig {</text:p>
      <text:p text:style-name="P1"><text:s text:c="8"/>testInstrumentationRunner "android.support.test.runner.AndroidJUnitRunner"</text:p>
      <text:p text:style-name="P1"><text:s text:c="4"/>}</text:p>
      <text:p text:style-name="P1">}</text:p>
      <text:p text:style-name="P1"/>
      <text:p text:style-name="P1">3.由于版本问题，下面给出一个可用版本（来自google demo）：</text:p>
      <text:p text:style-name="P1">https://github.com/googlesamples/android-testing/blob/ba14ef9e925fa17621bf86abe5336dcb9d53e466/runner/AndroidJunitRunnerSample/app/build.gradle#L36</text:p>
      <text:p text:style-name="P1">以及一个测试可用版：</text:p>
      <text:p text:style-name="P1"/>
      <text:p text:style-name="P1">apply plugin: 'com.android.application'</text:p>
      <text:p text:style-name="P1"/>
      <text:p text:style-name="P1">android {</text:p>
      <text:p text:style-name="P1"><text:s text:c="4"/>compileSdkVersion 23</text:p>
      <text:p text:style-name="P1"><text:s text:c="4"/>buildToolsVersion "23.0.1"</text:p>
      <text:p text:style-name="P1"><text:s text:c="4"/>defaultConfig {</text:p>
      <text:p text:style-name="P1"><text:s text:c="8"/>applicationId "com.vgaw.changetest"</text:p>
      <text:p text:style-name="P1"><text:s text:c="8"/>minSdkVersion 18</text:p>
      <text:p text:style-name="P1"><text:s text:c="8"/>targetSdkVersion 23</text:p>
      <text:p text:style-name="P1"><text:s text:c="8"/>versionCode 1</text:p>
      <text:p text:style-name="P1"><text:s text:c="8"/>versionName "1.0"</text:p>
      <text:p text:style-name="P1"><text:s text:c="8"/>testInstrumentationRunner "android.support.test.runner.AndroidJUnitRunner"</text:p>
      <text:p text:style-name="P1"><text:s text:c="4"/>}</text:p>
      <text:p text:style-name="P1"><text:s text:c="4"/>buildTypes {</text:p>
      <text:p text:style-name="P1"><text:s text:c="8"/>release {</text:p>
      <text:p text:style-name="P1"><text:s text:c="12"/>minifyEnabled false</text:p>
      <text:p text:style-name="P1"><text:s text:c="12"/>proguardFiles getDefaultProguardFile('proguard-android.txt'), 'proguard-rules.pro'</text:p>
      <text:p text:style-name="P1"><text:s text:c="8"/>}</text:p>
      <text:p text:style-name="P1"><text:s text:c="4"/>}</text:p>
      <text:p text:style-name="P1">}</text:p>
      <text:p text:style-name="P1"/>
      <text:p text:style-name="P1">dependencies {</text:p>
      <text:p text:style-name="P1"><text:s text:c="4"/>compile fileTree(include: ['*.jar'], dir: 'libs')</text:p>
      <text:p text:style-name="P1"><text:s text:c="4"/>compile 'com.android.support:appcompat-v7:23.0.1'</text:p>
      <text:p text:style-name="P1"><text:s text:c="4"/>compile 'com.android.support:support-annotations:23.0.1'</text:p>
      <text:p text:style-name="P1"/>
      <text:p text:style-name="P1"><text:s text:c="4"/>testCompile 'junit:junit:4.12'</text:p>
      <text:p text:style-name="P1"><text:s text:c="4"/>testCompile 'org.mockito:mockito-core:1.10.19'</text:p>
      <text:p text:style-name="P1"><text:soft-page-break/></text:p>
      <text:p text:style-name="P1"><text:s text:c="4"/>androidTestCompile 'com.android.support.test:runner:0.4.1'</text:p>
      <text:p text:style-name="P1"><text:s text:c="4"/>androidTestCompile 'com.android.support.test:rules:0.4.1'</text:p>
      <text:p text:style-name="P1"><text:s text:c="4"/>androidTestCompile 'org.hamcrest:hamcrest-library:1.3'</text:p>
      <text:p text:style-name="P1"><text:s text:c="4"/>androidTestCompile('com.android.support.test.espresso:espresso-core:2.2.1', {</text:p>
      <text:p text:style-name="P1"><text:s text:c="8"/>exclude group: 'com.android.support', module: 'support-annotations'</text:p>
      <text:p text:style-name="P1"><text:s text:c="4"/>})</text:p>
      <text:p text:style-name="P1"><text:s text:c="4"/>androidTestCompile 'com.android.support.test.uiautomator:uiautomator-v18:2.1.2'</text:p>
      <text:p text:style-name="P1">}</text:p>
      <text:p text:style-name="P1"/>
      <text:p text:style-name="P1"/>
      <text:p text:style-name="P1">2.3.Create an Instrumented Unit Test Class</text:p>
      <text:p text:style-name="P1">You can do as follows:</text:p>
      <text:p text:style-name="P1"/>
      <text:p text:style-name="P1">import android.os.Parcel;</text:p>
      <text:p text:style-name="P1">import android.support.test.runner.AndroidJUnit4;</text:p>
      <text:p text:style-name="P1">import android.util.Pair;</text:p>
      <text:p text:style-name="P1">import org.junit.Test;</text:p>
      <text:p text:style-name="P1">import org.junit.runner.RunWith;</text:p>
      <text:p text:style-name="P1">import java.util.List;</text:p>
      <text:p text:style-name="P1">import static org.hamcrest.Matchers.is;</text:p>
      <text:p text:style-name="P1">import static org.junit.Assert.assertThat;</text:p>
      <text:p text:style-name="P1"/>
      <text:p text:style-name="P1">@RunWith(AndroidJUnit4.class)</text:p>
      <text:p text:style-name="P1">@SmallTest</text:p>
      <text:p text:style-name="P1">public class LogHistoryAndroidUnitTest {</text:p>
      <text:p text:style-name="P1"/>
      <text:p text:style-name="P1"><text:s text:c="4"/>public static final String TEST_STRING = "This is a string";</text:p>
      <text:p text:style-name="P1"><text:s text:c="4"/>public static final long TEST_LONG = 12345678L;</text:p>
      <text:p text:style-name="P1"><text:s text:c="4"/>private LogHistory mLogHistory;</text:p>
      <text:p text:style-name="P1"/>
      <text:p text:style-name="P1"><text:s text:c="4"/>@Before</text:p>
      <text:p text:style-name="P1"><text:s text:c="4"/>public void createLogHistory() {</text:p>
      <text:p text:style-name="P1"><text:s text:c="8"/>mLogHistory = new LogHistory();</text:p>
      <text:p text:style-name="P1"><text:s text:c="4"/>}</text:p>
      <text:p text:style-name="P1"/>
      <text:p text:style-name="P1"><text:s text:c="4"/>@Test</text:p>
      <text:p text:style-name="P1"><text:s text:c="4"/>public void logHistory_ParcelableWriteRead() {</text:p>
      <text:p text:style-name="P1"><text:s text:c="8"/>// Set up the Parcelable object to send and receive.</text:p>
      <text:p text:style-name="P1"><text:s text:c="8"/>mLogHistory.addEntry(TEST_STRING, TEST_LONG);</text:p>
      <text:p text:style-name="P1"/>
      <text:p text:style-name="P1"><text:s text:c="8"/>// Write the data.</text:p>
      <text:p text:style-name="P1"><text:s text:c="8"/>Parcel parcel = Parcel.obtain();</text:p>
      <text:p text:style-name="P1"><text:s text:c="8"/>mLogHistory.writeToParcel(parcel, mLogHistory.describeContents());</text:p>
      <text:p text:style-name="P1"/>
      <text:p text:style-name="P1"><text:s text:c="8"/>// After you're done with writing, you need to reset the parcel for reading.</text:p>
      <text:p text:style-name="P1"><text:s text:c="8"/>parcel.setDataPosition(0);</text:p>
      <text:p text:style-name="P1"/>
      <text:p text:style-name="P1"><text:s text:c="8"/>// Read the data.</text:p>
      <text:p text:style-name="P1"><text:s text:c="8"/>LogHistory createdFromParcel = LogHistory.CREATOR.createFromParcel(parcel);</text:p>
      <text:p text:style-name="P1"><text:s text:c="8"/>List&lt;Pair&lt;String, Long&gt;&gt; createdFromParcelData = createdFromParcel.getData();</text:p>
      <text:p text:style-name="P1"/>
      <text:p text:style-name="P1"><text:soft-page-break/><text:s text:c="8"/>// Verify that the received data is correct.</text:p>
      <text:p text:style-name="P1"><text:s text:c="8"/>assertThat(createdFromParcelData.size(), is(1));</text:p>
      <text:p text:style-name="P1"><text:s text:c="8"/>assertThat(createdFromParcelData.get(0).first, is(TEST_STRING));</text:p>
      <text:p text:style-name="P1"><text:s text:c="8"/>assertThat(createdFromParcelData.get(0).second, is(TEST_LONG));</text:p>
      <text:p text:style-name="P1"><text:s text:c="4"/>}</text:p>
      <text:p text:style-name="P1">}</text:p>
      <text:p text:style-name="P1"/>
      <text:p text:style-name="P1">2.3.1.创建测试套件</text:p>
      <text:p text:style-name="P1">可以将多个测试方法放到一个组里面，以使这些测试方法同时运行，测试组里面也可以包含测试组，</text:p>
      <text:p text:style-name="P1">测试组代码所在包一般以.suite为后缀，代码如下：</text:p>
      <text:p text:style-name="P1"/>
      <text:p text:style-name="P1">import com.example.android.testing.mysample.CalculatorAddParameterizedTest;</text:p>
      <text:p text:style-name="P1">import com.example.android.testing.mysample.CalculatorInstrumentationTest;</text:p>
      <text:p text:style-name="P1">import org.junit.runner.RunWith;</text:p>
      <text:p text:style-name="P1">import org.junit.runners.Suite;</text:p>
      <text:p text:style-name="P1"/>
      <text:p text:style-name="P1">// Runs all unit tests.</text:p>
      <text:p text:style-name="P1">@RunWith(Suite.class)</text:p>
      <text:p text:style-name="P1">@Suite.SuiteClasses({CalculatorInstrumentationTest.class,</text:p>
      <text:p text:style-name="P1"><text:s text:c="8"/>CalculatorAddParameterizedTest.class})</text:p>
      <text:p text:style-name="P1">public class UnitTestSuite {}</text:p>
      <text:p text:style-name="P1"/>
      <text:p text:style-name="P1">其中，Suite.SuiteClasses中的类为需要放到一个组里面的测试类；</text:p>
      <text:p text:style-name="P1"/>
      <text:p text:style-name="P1">2.4.Run your tests with Firebase Test Lab</text:p>
      <text:p text:style-name="P1">相比于一般运行，你可以一次性得到不同配置（如方言、方向、屏幕大小等）的设备的测试结果，具体</text:p>
      <text:p text:style-name="P1">请参考：https://developer.android.com/training/testing/unit-testing/instrumented-unit-tests.html#run，</text:p>
      <text:p text:style-name="P1">应该要收费，每小时5美元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23:28:23.695000000</meta:creation-date>
    <dc:date>2016-11-04T23:29:34.269000000</dc:date>
    <meta:editing-duration>PT1M12S</meta:editing-duration>
    <meta:editing-cycles>1</meta:editing-cycles>
    <meta:document-statistic meta:table-count="0" meta:image-count="0" meta:object-count="0" meta:page-count="5" meta:paragraph-count="184" meta:word-count="873" meta:character-count="6917" meta:non-whitespace-character-count="6054"/>
    <meta:generator>LibreOffice/5.1.6.2$Windows_x86 LibreOffice_project/07ac168c60a517dba0f0d7bc7540f5afa45f0909</meta:generator>
  </office:meta>
</office:document-meta>
</file>